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Light1"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libri Light"/>
    </style:style>
    <style:style style:name="P3" style:family="paragraph" style:parent-style-name="Standard">
      <style:paragraph-properties fo:text-align="center" style:justify-single-word="false"/>
      <style:text-properties style:font-name="Calibri Light"/>
    </style:style>
    <style:style style:name="P4" style:family="paragraph" style:parent-style-name="Standard">
      <style:text-properties style:font-name="Calibri Light"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text-properties style:font-name="Calibri Light" fo:font-size="16pt" style:text-underline-style="solid" style:text-underline-width="auto" style:text-underline-color="font-color" fo:font-weight="bold" style:font-size-asian="16pt" style:font-weight-asian="bold" style:font-weight-complex="bold"/>
    </style:style>
    <style:style style:name="P6" style:family="paragraph" style:parent-style-name="Standard">
      <style:paragraph-properties fo:text-align="center" style:justify-single-word="false"/>
      <style:text-properties style:font-name="Calibri Light" fo:font-size="16pt" officeooo:paragraph-rsid="0018825b" style:font-size-asian="16pt" style:font-size-complex="16pt"/>
    </style:style>
    <style:style style:name="P7" style:family="paragraph" style:parent-style-name="Standard">
      <style:text-properties fo:font-variant="normal" fo:text-transform="none" fo:color="#000000" style:text-line-through-style="none" style:text-line-through-type="none" style:font-name="Calibri Light1" fo:font-size="11pt" fo:letter-spacing="normal" fo:font-style="normal" style:text-underline-style="none" fo:font-weight="normal" officeooo:rsid="00303cf7" style:text-blinking="false" fo:background-color="transparent" style:font-size-asian="11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margin-left="0in" fo:margin-right="0in" fo:margin-top="0in" fo:margin-bottom="0in" loext:contextual-spacing="false" fo:text-align="justify" style:justify-single-word="false" fo:orphans="2" fo:widows="2" fo:text-indent="0in" style:auto-text-indent="false" fo:background-color="transparent" text:number-lines="true" text:line-number="0" style:punctuation-wrap="simple" style:vertical-align="auto" style:snap-to-layout-grid="true" style:writing-mode="lr-tb"/>
      <style:text-properties fo:font-variant="normal" fo:text-transform="none" fo:color="#000000" style:text-line-through-style="none" style:text-line-through-type="none" style:font-name="Calibri Light1" fo:font-size="11pt" fo:letter-spacing="normal" fo:font-style="normal" style:text-underline-style="none" fo:font-weight="normal" officeooo:rsid="005a827c" officeooo:paragraph-rsid="00148005" style:text-blinking="false" fo:background-color="transparent" style:font-size-asian="11pt" style:font-style-asian="normal" style:font-weight-asian="normal" style:font-size-complex="11pt" style:font-style-complex="normal" style:font-weight-complex="normal"/>
    </style:style>
    <style:style style:name="P9"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10" style:family="paragraph" style:parent-style-name="Standard">
      <style:text-properties style:font-name="Calibri Light"/>
    </style:style>
    <style:style style:name="P11" style:family="paragraph" style:parent-style-name="Standard">
      <style:text-properties style:font-name="Calibri Light" fo:font-weight="normal" style:font-weight-asian="normal" style:font-weight-complex="normal"/>
    </style:style>
    <style:style style:name="P12" style:family="paragraph" style:parent-style-name="Standard" style:list-style-name="WWNum1">
      <style:text-properties style:font-name="Calibri Light" fo:font-weight="normal" style:font-weight-asian="normal" style:font-weight-complex="normal"/>
    </style:style>
    <style:style style:name="P13" style:family="paragraph" style:parent-style-name="Standard">
      <style:paragraph-properties fo:text-align="center" style:justify-single-word="false"/>
      <style:text-properties style:font-name="Calibri Light"/>
    </style:style>
    <style:style style:name="P14" style:family="paragraph" style:parent-style-name="Standard">
      <loext:graphic-properties draw:fill="none"/>
      <style:paragraph-properties fo:margin-left="0in" fo:margin-right="0in" fo:margin-top="0in" fo:margin-bottom="0in" loext:contextual-spacing="false" fo:text-align="justify" style:justify-single-word="false" fo:orphans="2" fo:widows="2" fo:text-indent="0in" style:auto-text-indent="false" fo:background-color="transparent" text:number-lines="true" text:line-number="0" style:punctuation-wrap="simple" style:vertical-align="auto" style:snap-to-layout-grid="true" style:writing-mode="lr-tb"/>
      <style:text-properties fo:font-variant="normal" fo:text-transform="none" fo:color="#000000" style:text-line-through-style="none" style:text-line-through-type="none" style:font-name="Calibri Light1" fo:font-size="11pt" fo:letter-spacing="normal" fo:font-style="normal" style:text-underline-style="none" fo:font-weight="normal" officeooo:rsid="005a827c" officeooo:paragraph-rsid="001bc656" style:text-blinking="false" fo:background-color="transparent" style:font-size-asian="11pt" style:font-style-asian="normal" style:font-weight-asian="normal" style:font-size-complex="11pt" style:font-style-complex="normal" style:font-weight-complex="normal"/>
    </style:style>
    <style:style style:name="P15" style:family="paragraph" style:parent-style-name="Standard">
      <loext:graphic-properties draw:fill="none"/>
      <style:paragraph-properties fo:margin-left="0in" fo:margin-right="0in" fo:margin-top="0in" fo:margin-bottom="0in" loext:contextual-spacing="false" fo:text-align="justify" style:justify-single-word="false" fo:orphans="2" fo:widows="2" fo:text-indent="0in" style:auto-text-indent="false" fo:background-color="transparent" text:number-lines="true" text:line-number="0" style:punctuation-wrap="simple" style:vertical-align="auto" style:snap-to-layout-grid="true" style:writing-mode="lr-tb"/>
      <style:text-properties fo:font-variant="normal" fo:text-transform="none" fo:color="#000000" style:text-line-through-style="none" style:text-line-through-type="none" style:font-name="Calibri Light1" fo:font-size="11pt" fo:letter-spacing="normal" fo:font-style="normal" style:text-underline-style="none" fo:font-weight="normal" officeooo:rsid="002266dd" officeooo:paragraph-rsid="002266dd" style:text-blinking="false" fo:background-color="transparent" style:font-size-asian="11pt" style:font-style-asian="normal" style:font-weight-asian="normal" style:font-size-complex="11pt" style:font-style-complex="normal" style:font-weight-complex="normal"/>
    </style:style>
    <style:style style:name="P16" style:family="paragraph" style:parent-style-name="Standard">
      <loext:graphic-properties draw:fill="none"/>
      <style:paragraph-properties fo:margin-left="0in" fo:margin-right="0in" fo:margin-top="0in" fo:margin-bottom="0in" loext:contextual-spacing="false" fo:text-align="justify" style:justify-single-word="false" fo:orphans="2" fo:widows="2" fo:text-indent="0in" style:auto-text-indent="false" fo:background-color="transparent" text:number-lines="true" text:line-number="0" style:punctuation-wrap="simple" style:vertical-align="auto" style:snap-to-layout-grid="true" style:writing-mode="lr-tb"/>
      <style:text-properties fo:font-variant="normal" fo:text-transform="none" fo:color="#000000" style:text-line-through-style="none" style:text-line-through-type="none" style:font-name="Calibri Light1" fo:font-size="11pt" fo:letter-spacing="normal" fo:font-style="normal" style:text-underline-style="none" fo:font-weight="normal" officeooo:rsid="002266dd" officeooo:paragraph-rsid="0024dc84" style:text-blinking="false" fo:background-color="transparent" style:font-size-asian="11pt" style:font-style-asian="normal" style:font-weight-asian="normal" style:font-size-complex="11pt" style:font-style-complex="normal" style:font-weight-complex="normal"/>
    </style:style>
    <style:style style:name="P17" style:family="paragraph" style:parent-style-name="Standard">
      <loext:graphic-properties draw:fill="none"/>
      <style:paragraph-properties fo:margin-left="0in" fo:margin-right="0in" fo:margin-top="0in" fo:margin-bottom="0in" loext:contextual-spacing="false" fo:text-align="justify" style:justify-single-word="false" fo:orphans="2" fo:widows="2" fo:text-indent="0in" style:auto-text-indent="false" fo:background-color="transparent" text:number-lines="true" text:line-number="0" style:punctuation-wrap="simple" style:vertical-align="auto" style:snap-to-layout-grid="true" style:writing-mode="lr-tb"/>
      <style:text-properties fo:font-variant="normal" fo:text-transform="none" fo:color="#000000" style:text-line-through-style="none" style:text-line-through-type="none" style:font-name="Calibri Light1" fo:font-size="11pt" fo:letter-spacing="normal" fo:font-style="normal" style:text-underline-style="none" fo:font-weight="normal" officeooo:rsid="002365ef" officeooo:paragraph-rsid="002365ef" style:text-blinking="false" fo:background-color="transparent" style:font-size-asian="11pt" style:font-style-asian="normal" style:font-weight-asian="normal" style:font-size-complex="11pt" style:font-style-complex="normal" style:font-weight-complex="normal"/>
    </style:style>
    <style:style style:name="P18" style:family="paragraph" style:parent-style-name="Standard">
      <loext:graphic-properties draw:fill="none"/>
      <style:paragraph-properties fo:margin-left="0in" fo:margin-right="0in" fo:margin-top="0in" fo:margin-bottom="0in" loext:contextual-spacing="false" fo:text-align="justify" style:justify-single-word="false" fo:orphans="2" fo:widows="2" fo:text-indent="0in" style:auto-text-indent="false" fo:background-color="transparent" text:number-lines="true" text:line-number="0" style:punctuation-wrap="simple" style:vertical-align="auto" style:snap-to-layout-grid="true" style:writing-mode="lr-tb"/>
      <style:text-properties style:font-name="Calibri Light" fo:font-size="16pt" style:text-underline-style="solid" style:text-underline-width="auto" style:text-underline-color="font-color" fo:font-weight="bold" officeooo:paragraph-rsid="00148005" style:font-size-asian="16pt" style:font-weight-asian="bold" style:font-size-complex="16pt" style:font-weight-complex="bold"/>
    </style:style>
    <style:style style:name="T1" style:family="text">
      <style:text-properties style:font-name="Calibri Light"/>
    </style:style>
    <style:style style:name="T2" style:family="text">
      <style:text-properties style:font-name="Calibri Light" fo:font-size="16pt" style:font-size-asian="16pt" style:font-size-complex="16pt"/>
    </style:style>
    <style:style style:name="T3" style:family="text">
      <style:text-properties style:font-name="Calibri Light" fo:font-size="16pt" officeooo:rsid="00129320" style:font-size-asian="16pt" style:font-size-complex="16pt"/>
    </style:style>
    <style:style style:name="T4" style:family="text">
      <style:text-properties style:font-name="Calibri Light" officeooo:rsid="00129320"/>
    </style:style>
    <style:style style:name="T5" style:family="text">
      <style:text-properties officeooo:rsid="0013f4f5"/>
    </style:style>
    <style:style style:name="T6" style:family="text">
      <style:text-properties officeooo:rsid="00161c71"/>
    </style:style>
    <style:style style:name="T7" style:family="text">
      <style:text-properties fo:font-weight="bold" style:font-weight-asian="bold" style:font-weight-complex="bold"/>
    </style:style>
    <style:style style:name="T8" style:family="text">
      <style:text-properties fo:font-weight="bold" officeooo:rsid="00161c71" style:font-weight-asian="bold" style:font-weight-complex="bold"/>
    </style:style>
    <style:style style:name="T9" style:family="text">
      <style:text-properties officeooo:rsid="001bc656"/>
    </style:style>
    <style:style style:name="T10" style:family="text">
      <style:text-properties officeooo:rsid="001ec715"/>
    </style:style>
    <style:style style:name="T11" style:family="text">
      <style:text-properties officeooo:rsid="002365ef"/>
    </style:style>
    <style:style style:name="T12" style:family="text">
      <style:text-properties officeooo:rsid="0024dc84"/>
    </style:style>
    <style:style style:name="T13" style:family="text">
      <style:text-properties officeooo:rsid="0027f537"/>
    </style:style>
    <style:style style:name="T14" style:family="text">
      <style:text-properties officeooo:rsid="002977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text:span text:style-name="T2">Chem</text:span><text:span text:style-name="T3">labs</text:span></text:p>
      <text:p text:style-name="P6"><text:span text:style-name="T5">Overview</text:span> </text:p>
      <text:p text:style-name="P6">Document</text:p>
      <text:p text:style-name="P3">Revision 1: May 17, 2019</text:p>
      <text:p text:style-name="P3"/>
      <text:p text:style-name="Standard"><text:span text:style-name="T1">This document is the work package and style guide for this game </text:span><text:span text:style-name="T4">for artists to get an idea of what the visual of the game should be.</text:span><text:span text:style-name="T1"> <text:s/>The attached images are just some mocks </text:span><text:span text:style-name="T4">we’ve </text:span><text:span text:style-name="T1">been toying with and should give you direction without having to do too much concept work. <text:s/>Our goal is to create a compelling visual that would make someone want to buy this game. <text:s/></text:span><text:span text:style-name="T4">This is by no means a final draft and the game’s design will change throughout.</text:span></text:p>
      <text:p text:style-name="P7"/>
      <text:p text:style-name="P8">Strengths of Pokemon</text:p>
      <text:p text:style-name="P8">1 – Lots of cute characters to collect</text:p>
      <text:p text:style-name="P8">2 – The peculiar structure of the imaginary world gives the brand a strong identity </text:p>
      <text:p text:style-name="P8">Weaknesses of Pokemon</text:p>
      <text:p text:style-name="P8">1 – Too many monsters makes expanding the game <text:span text:style-name="T6">intractable</text:span> and resource intensive – Fixed by making monsters hybrids.</text:p>
      <text:p text:style-name="P14">2 – Turn-based battling is not tactful <text:span text:style-name="T6">and often </text:span><text:span text:style-name="T8">boring</text:span> <text:s/><text:span text:style-name="T9">(Multiple monster battling is even more boring) </text:span>- - Fixed by making the battle realtime or instructed (like D<text:span text:style-name="T9">iablo 2</text:span> necromancer)</text:p>
      <text:p text:style-name="P14"><text:tab/><text:span text:style-name="T10">I don’t like this fix. <text:s/>Turn-based battle is also great, but it just gets repetitive. <text:s/>There needs to be a happy medium between turn-based and realtime.</text:span></text:p>
      <text:p text:style-name="P17"/>
      <text:p text:style-name="P14"/>
      <text:p text:style-name="P15">Other Considerations about Pokemon</text:p>
      <text:p text:style-name="P15">* <text:span text:style-name="T11">Hms – Nobody likes HMs. <text:s/>It would be better if we used monster abilities for the HM moves, instead of Hms that take up a whole move slot. <text:s/>Or, just add a “special” HM slot to the monster, that does not interfere with TM slots. But that would still necessitate that you have certain monsters in your party. <text:s/>So the party becomes a problem. <text:s/>So, we give the player “special monster slots” instead of just the abstract “party.” <text:s/>These special slots are like “Ride monster” a monster you ride over rough terrain. <text:s/>“Swim Monster” a monster that can swim. <text:s/>Etc. <text:s/>So your party becomes more attuned to the environment.</text:span></text:p>
      <text:p text:style-name="P16">* I wish you could level up without just defeating the whole monster, for example when you hit the monster you get exp. <text:s/>Levelling up in battle would be cool. <text:s/><text:span text:style-name="T12">Maybe even removing levels.</text:span></text:p>
      <text:p text:style-name="P16"><text:span text:style-name="T12">* When your monster gets too powerful it isn’t even a competition. <text:s/>If we removed levels wed have more of a zelda style game, where, defeating monters is just for items. <text:s/>Most monsters would be the same in that case. <text:s/>Moves would be unnecessary, except for things like elements. <text:s/>Elemental weakness would be the only place that would still make monsters useful. <text:s/>We could expand on that by making the monsters particular to whom is stronger, having more classes of weakness/resistance against each monster. <text:s/>For example RAT could destroy DINOSAUR if dinosaur was weak vs some of RAT’s characteristics (like the plague). So defeating enemies is much more of a game of skill, than a game of sheer numbers and power. <text:s/>Bots could take advantage of this and “morph” when they are hit (as a bot morphs when it comes into contact with a substance, or bot) in order to make the player swap to a new monster that causes that one to become weak. <text:s/>Bots could eat, and consume other monsters, and thus grow and morph mid-battle, into new monsters. <text:s/>The evolution of the battle is what would end up making the battle more interesting, and the amount of evolution in battle would make it more difficult. <text:s/>We can think of Chess in this way. <text:s/>In the end, we could also make the monster battles “physical” like in zelda. <text:s/>This doesn’t seem possible as you don’t directly control the monsters, right? <text:s/>But perhaps each monster is a playable character, with its own movement and such? That would be hard to make, but we are just theorizing. Defeating the monster is to collect DNA, so that is another reason the player will fight them. <text:s/></text:span></text:p>
      <text:p text:style-name="P15"><text:soft-page-break/>* <text:span text:style-name="T13">By using one monster at a time, pokemon focuses on the specific monsters, instead of like a summoner game that is indifferent to the individual monsters. <text:s/>Focusing on one monster at a time is what makes pokemon the game that it is. <text:s/>It makes the mosnters feel like “pets.” It makes each monster more unique, and seem more ‘real.’</text:span></text:p>
      <text:p text:style-name="P15">* <text:span text:style-name="T14">GRINDING is another weakness of Pokemon. <text:s/>I don’t like fighting the same guy over, and over. <text:s/>Although this definitely increases gameplay time. <text:s/>There is a trade-off. <text:s/>Pokemon is balanced in such a way that the devs minimized grinding. <text:s/>Moving through the game gains you levels naturally. But Grinding is necessary when you really want to max out your monster. <text:s/>It would be cool if there were other ways besides the basic RPG battle mode that didn’t make each battle feel so much like you were doing the same thing over, and over (like above).</text:span></text:p>
      <text:p text:style-name="P15"/>
      <text:p text:style-name="P18"/>
      <text:p text:style-name="P5">About The Game</text:p>
      <text:p text:style-name="Standard"><text:span text:style-name="T1">The world is controlled by Nuclear powered Nano “bots”. <text:s/>They show up in forms of goo, dust, and liquid, and electricity in all kinds of colors. <text:s/>Animals/Monsters have gotten strange powers from these substances. <text:s/>Some of them are cute Pokemon-ish monsters and some of them are large beastly monsters… while some are biological monstrosities (mecha-sized). <text:s/>Note the monsters aren’t medieval fantasy (no trolls, goblins, etc), but more regular (pokemon-ish) real-world plan</text:span><text:span text:style-name="T4">t</text:span><text:span text:style-name="T1">s, and animals with mutations, and powers (fox with wings and laser vision, who glows in pink fire). <text:s text:c="2"/>There are also “base creatures” with no powers. <text:s/>Add nuclear dust and the creatures become really cool. <text:s/></text:span></text:p>
      <text:p text:style-name="P2"><text:tab/>This substance also affects humans. <text:s/>Monster DNA provides power for Humans to Morph themselves into monsters, enhance themselves. <text:s/>Humans craft DNA to become more powerful. <text:s/>For example: <text:span text:style-name="T7">destroy a blue flame fox with laser vision, get it’s DNA, and you got a blue flame and laser vision for you, or your monsters.</text:span> <text:s/>You can only store DNA in a vial. <text:s/>So the characters in the game keep vials with themselves at all times (like how in pokemon you got pokeballs). <text:s/>When a Player’s DNA gets too corrupted..game over..you and your monsters explode since DNA is nuclear reactive. <text:s/>The more “corrupt” the monster or person the bigger the explosion. <text:s/>At the end of the game you defeat the boss and he/she will explode into like a mushroom cloud like nuke because he/she’s the most corrupt mutation in the game, hence he is the most volatile.</text:p>
      <text:p text:style-name="P2"><text:tab/>For the charcters themselves, they are all very science-oriented (pokemon trainers = chemists/or doctors here). <text:s/>Everyone in this world wants to be one. <text:s/>Imagine doctors, chemists, lots of green, red, purple and a wide assortment of well-established colors. <text:s/>People collect slime, goo, and monster DNA into vials. <text:s/>Biological creatures and tiny robots mixed in a largely laboratory based society. <text:s/>(fun laboratory, with imaginative things, or plants, fire, lava, ice stuff etc). <text:s text:c="2"/>Some of them wear a lab coat <text:s/>(figure it’s the official “garb” of a monster person). <text:s/>I’d not make it white, but make it pink, blue, checker, etc, since this is their “fashion”. <text:s text:c="3"/></text:p>
      <text:p text:style-name="P2"><text:tab/>Main Character is a young person of 10 years old who is to discover the most powerful monsters. <text:s/>Along the way he/she comes across the bad guys. <text:s/>It’s really Poke’mon but the theme isn’t to collect powerful monsters it’s to give yourself more powerful DNA, abilities, and to make yourself powerful.</text:p>
      <text:p text:style-name="P2"/>
      <text:p text:style-name="P4">Style</text:p>
      <text:p text:style-name="P2">The style mantra of this game is “colorful chemical tech”. <text:s/>Think “colorful fun simple chemistry”. <text:s/>People in this world carry vials around that are sort of like Poke’balls – the vials contain goo / dust / and DNA of Monsters (DNA is big and visible and all looks different see the concepts for how DNA looks in a Vial). <text:s/>Unlike Poke’balls, vials come in all shapes, sizes &amp; forms (see concepts). <text:s/>Monsters can be anything, turtles, mushrooms, cupcakes, trees, other inanimate objects to name a few. <text:s/>Note there is no elemental theme (fire, ice, grass.. etc) part to the game like Poke’mon. <text:s/>Instead monsters are organized <text:soft-page-break/>by what they look like. <text:s/>Like Mushroom people, Cake people, Pizza &amp; Soda monsters, <text:s/>Mecha-Robot monsters, Humanoid Monsters, Turtle Monsters, Slug/Snail/Snake, Bug Etc.</text:p>
      <text:p text:style-name="P2"/>
      <text:p text:style-name="P11">Nanotech, and monsters can be represented artistically as: </text:p>
      <text:list xml:id="list2379352731" text:style-name="WWNum1">
        <text:list-item>
          <text:p text:style-name="P12">Sparkles / Glitter</text:p>
        </text:list-item>
        <text:list-item>
          <text:p text:style-name="P12">Flourescent Goo / Slime. <text:s/></text:p>
        </text:list-item>
        <text:list-item>
          <text:p text:style-name="P12">Neon Colors &amp; etc</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Light1"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style:style style:name="ListLabel_20_1" style:display-name="ListLabel 1" style:family="text">
      <style:text-properties style:font-name="Calibri Light" fo:font-family="'Calibri Light'" style:font-family-generic="roman" style:font-pitch="variable" fo:font-weight="normal" style:font-weight-asian="normal"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alibri Light" fo:font-family="'Calibri Light'" style:font-family-generic="roman" style:font-pitch="variable" fo:font-weight="normal" style:font-weight-asian="normal"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4:40:36</meta:creation-date>
    <dc:language>en-US</dc:language>
    <meta:print-date>2019-05-17T20:22:47</meta:print-date>
    <dc:date>2020-05-09T12:17:12.392000000</dc:date>
    <meta:editing-cycles>40</meta:editing-cycles>
    <meta:editing-duration>P3DT9H17M28S</meta:editing-duration>
    <meta:generator>LibreOffice/6.2.1.2$Windows_X86_64 LibreOffice_project/7bcb35dc3024a62dea0caee87020152d1ee96e71</meta:generator>
    <meta:document-statistic meta:table-count="0" meta:image-count="0" meta:object-count="0" meta:page-count="3" meta:paragraph-count="29" meta:word-count="1335" meta:character-count="7848" meta:non-whitespace-character-count="6450"/>
  </office:meta>
</office:document-meta>
</file>